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3.85714in" svg:y="1.36735in" svg:width="4.42857in" svg:height="4.29592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18583in" svg:height="0.2524in" draw:id="id64" draw:style-name="a386" draw:transform="translate(-1.09291in -0.1262in) rotate(-5.41659) translate(4.42073in 1.8941in)" draw:name="Rectangle 4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41048in" svg:height="0.2524in" draw:id="id65" draw:style-name="a389" draw:transform="translate(-1.20524in -0.1262in) rotate(-0.48185) translate(5.65632in 2.24249in)" draw:name="Rectangle 5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18583in" svg:height="0.2524in" draw:id="id66" draw:style-name="a392" draw:transform="translate(-1.09291in -0.1262in) rotate(-4.92509) translate(5.22449in 3.28536in)" draw:name="Rectangle 6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18583in" svg:height="0.2524in" draw:id="id67" draw:style-name="a395" draw:transform="translate(-1.09291in -0.1262in) rotate(-6.07344) translate(4.02014in 4.50064in)" draw:name="Rectangle 7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18583in" svg:height="0.2524in" draw:id="id68" draw:style-name="a398" draw:transform="translate(-1.09291in -0.1262in) rotate(-0.3549) translate(5.98511in 4.69126in)" draw:name="Rectangle 8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33266in" svg:height="0.2524in" draw:id="id69" draw:style-name="a401" draw:transform="translate(-1.16633in -0.1262in) rotate(-1.43196) translate(6.81341in 3.87938in)" draw:name="Rectangle 9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18583in" svg:height="0.2524in" draw:id="id70" draw:style-name="a404" draw:transform="translate(-1.09291in -0.1262in) rotate(-1.15721) translate(7.37836in 5.95269in)" draw:name="Rectangle 10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33266in" svg:height="0.2524in" draw:id="id71" draw:style-name="a407" draw:transform="translate(-1.16633in -0.1262in) rotate(-1.67877) translate(6.78321in 1.6356in)" draw:name="Rectangle 11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33266in" svg:height="0.2524in" draw:id="id72" draw:style-name="a410" draw:transform="translate(-1.16633in -0.1262in) rotate(-2.5891) translate(7.72548in 2.61362in)" draw:name="Rectangle 12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33266in" svg:height="0.2524in" draw:id="id73" draw:style-name="a413" draw:transform="translate(-1.16633in -0.1262in) rotate(-3.26535) translate(8.11308in 4.66942in)" draw:name="Rectangle 13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Julien Villemejane</meta:initial-creator>
    <dc:creator>Julien Villemejane</dc:creator>
    <meta:creation-date>2021-05-05T12:10:55Z</meta:creation-date>
    <dc:date>2021-05-05T12:14:36Z</dc:date>
    <meta:editing-cycles>1</meta:editing-cycles>
    <meta:editing-duration>PT220S</meta:editing-duration>
    <meta:document-statistic meta:paragraph-count="0" meta:word-count="0"/>
  </office:meta>
</office:document-meta>
</file>